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solid" draw:opacity="100%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cm" fo:min-width="0.361cm"/>
      <style:paragraph-properties style:writing-mode="lr-tb"/>
    </style:style>
    <style:style style:name="P1" style:family="paragraph">
      <loext:graphic-properties draw:fill="solid" draw:opacity="100%"/>
      <style:paragraph-properties fo:text-align="justify"/>
    </style:style>
    <style:style style:name="P2" style:family="paragraph">
      <style:paragraph-properties fo:text-align="justify"/>
      <style:text-properties fo:color="#2a6099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justify"/>
      <style:text-properties fo:color="#2a6099"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51cm" svg:y1="9.209cm" svg:x2="9.566cm" svg:y2="0.053cm">
          <text:p/>
        </draw:line>
        <draw:line draw:style-name="gr1" draw:text-style-name="P1" draw:layer="layout" svg:x1="9.589cm" svg:y1="9.208cm" svg:x2="0.074cm" svg:y2="0.051cm">
          <text:p/>
        </draw:line>
        <draw:frame draw:style-name="gr2" draw:text-style-name="P3" draw:layer="layout" svg:width="1.897cm" svg:height="3.77cm" svg:x="9.432cm" svg:y="8.397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43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20:05.690315511</meta:creation-date>
    <dc:date>2021-01-19T12:29:16.449491400</dc:date>
    <meta:editing-duration>PT15M25S</meta:editing-duration>
    <meta:editing-cycles>4</meta:editing-cycles>
    <meta:generator>LibreOffice/6.4.6.2$Linux_X86_64 LibreOffice_project/40$Build-2</meta:generator>
    <meta:document-statistic meta:object-count="3"/>
  </office:meta>
</office:document-meta>
</file>